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84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.985cm"/>
    </style:style>
    <style:style style:name="co5" style:family="table-column">
      <style:table-column-properties fo:break-before="auto" style:column-width="4.304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 style:data-style-name="N111">
      <style:table-cell-properties fo:background-color="#00dcff"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2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start" fo:margin-left="0cm"/>
    </style:style>
    <style:style style:name="ce1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start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start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0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start" fo:margin-left="0cm"/>
    </style:style>
    <style:style style:name="ce2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start" fo:margin-left="0cm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default-cell-style-name="ce2"/>
        <table:table-column table:style-name="co8" table:number-columns-repeated="1018" table:default-cell-style-name="ce2"/>
        <table:table-row table:style-name="ro2">
          <table:table-cell table:style-name="ce1" office:value-type="string" calcext:value-type="string">
            <text:p>EVEN' STAR ORGANIC PRODUC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duce Da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roduce</text:p>
          </table:table-cell>
          <table:table-cell table:style-name="ce7" office:value-type="string" calcext:value-type="string">
            <text:p>Number of Available Cases</text:p>
          </table:table-cell>
          <table:table-cell table:style-name="ce7" office:value-type="string" calcext:value-type="string">
            <text:p>Restaurant Price</text:p>
          </table:table-cell>
          <table:table-cell table:style-name="ce7" office:value-type="string" calcext:value-type="string">
            <text:p>CSA Price</text:p>
          </table:table-cell>
          <table:table-cell table:style-name="ce18" office:value-type="string" calcext:value-type="string">
            <text:p>Farmer's Market Price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4" office:value-type="string" calcext:value-type="string">
            <text:p>Tomatoes (large)</text:p>
          </table:table-cell>
          <table:table-cell office:value-type="float" office:value="406" calcext:value-type="float">
            <text:p>406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9" table:formula="of:=38.25*1.25" office:value-type="currency" office:currency="USD" office:value="47.8125" calcext:value-type="currency">
            <text:p>$47.81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Tomatoes (small)</text:p>
          </table:table-cell>
          <table:table-cell office:value-type="float" office:value="608" calcext:value-type="float">
            <text:p>608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9" table:formula="of:=34*1.25" office:value-type="currency" office:currency="USD" office:value="42.5" calcext:value-type="currency">
            <text:p>$42.50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Watermelon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9" office:value-type="currency" office:currency="USD" office:value="20" calcext:value-type="currency">
            <text:p>$20.00</text:p>
          </table:table-cell>
          <table:table-cell table:style-name="ce19" table:formula="of:=1.25*20.25" office:value-type="currency" office:currency="USD" office:value="25.3125" calcext:value-type="currency">
            <text:p>$25.31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Okra</text:p>
          </table:table-cell>
          <table:table-cell office:value-type="float" office:value="76" calcext:value-type="float">
            <text:p>76</text:p>
          </table:table-cell>
          <table:table-cell table:style-name="ce9" office:value-type="currency" office:currency="USD" office:value="24" calcext:value-type="currency">
            <text:p>$24.00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9" table:formula="of:=1.25*34" office:value-type="currency" office:currency="USD" office:value="42.5" calcext:value-type="currency">
            <text:p>$42.50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Basil</text:p>
          </table:table-cell>
          <table:table-cell office:value-type="float" office:value="72" calcext:value-type="float">
            <text:p>72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9" office:value-type="currency" office:currency="USD" office:value="24" calcext:value-type="currency">
            <text:p>$24.00</text:p>
          </table:table-cell>
          <table:table-cell table:style-name="ce19" table:formula="of:=1.25*21.25" office:value-type="currency" office:currency="USD" office:value="26.5625" calcext:value-type="currency">
            <text:p>$26.56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Cucumbers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9" office:value-type="currency" office:currency="USD" office:value="24" calcext:value-type="currency">
            <text:p>$24.00</text:p>
          </table:table-cell>
          <table:table-cell table:style-name="ce19" table:formula="of:=1.25*25.2" office:value-type="currency" office:currency="USD" office:value="31.5" calcext:value-type="currency">
            <text:p>$31.50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ce4" office:value-type="string" calcext:value-type="string">
            <text:p>Sweet Potatoes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9" office:value-type="currency" office:currency="USD" office:value="36" calcext:value-type="currency">
            <text:p>$36.00</text:p>
          </table:table-cell>
          <table:table-cell table:style-name="ce19" table:formula="of:=1.25*36" office:value-type="currency" office:currency="USD" office:value="45" calcext:value-type="currency">
            <text:p>$45.00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ce5" office:value-type="string" calcext:value-type="string">
            <text:p>Winter Squash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2" table:style-name="ce10" office:value-type="currency" office:currency="USD" office:value="36" calcext:value-type="currency">
            <text:p>$36.00</text:p>
          </table:table-cell>
          <table:table-cell table:style-name="ce20" table:formula="of:=1.25*36" office:value-type="currency" office:currency="USD" office:value="45" calcext:value-type="currency">
            <text:p>$45.00</text:p>
          </table:table-cell>
          <table:table-cell table:style-name="ce24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st Dat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7" office:value-type="string" calcext:value-type="string">
            <text:p>Restaurant</text:p>
          </table:table-cell>
          <table:table-cell table:style-name="ce7" office:value-type="string" calcext:value-type="string">
            <text:p>CSA</text:p>
          </table:table-cell>
          <table:table-cell table:style-name="ce18" office:value-type="string" calcext:value-type="string">
            <text:p>Farmer's Marke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ost per Client</text:p>
          </table:table-cell>
          <table:table-cell table:style-name="ce9" office:value-type="currency" office:currency="USD" office:value="214.4" calcext:value-type="currency">
            <text:p>$214.40</text:p>
          </table:table-cell>
          <table:table-cell table:style-name="ce9" office:value-type="currency" office:currency="USD" office:value="31.68" calcext:value-type="currency">
            <text:p>$31.68</text:p>
          </table:table-cell>
          <table:table-cell table:style-name="ce19" office:value-type="currency" office:currency="USD" office:value="0" calcext:value-type="currency">
            <text:p>$0.00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Entry Cost</text:p>
          </table:table-cell>
          <table:table-cell table:style-name="ce10" office:value-type="currency" office:currency="USD" office:value="1495.5" calcext:value-type="currency">
            <text:p>$1,495.50</text:p>
          </table:table-cell>
          <table:table-cell table:style-name="ce10" office:value-type="currency" office:currency="USD" office:value="730.5" calcext:value-type="currency">
            <text:p>$730.50</text:p>
          </table:table-cell>
          <table:table-cell table:style-name="ce20" office:value-type="currency" office:currency="USD" office:value="5833.5" calcext:value-type="currency">
            <text:p>$5,833.50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ecision Variables: Number of cases of each type of produce to sell in each channe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roduce</text:p>
          </table:table-cell>
          <table:table-cell table:style-name="ce7" office:value-type="string" calcext:value-type="string">
            <text:p>Cases to Restaurants</text:p>
          </table:table-cell>
          <table:table-cell table:style-name="ce7" office:value-type="string" calcext:value-type="string">
            <text:p>Cases to CSA</text:p>
          </table:table-cell>
          <table:table-cell table:style-name="ce18" office:value-type="string" calcext:value-type="string">
            <text:p>Cases to Farmers' Marke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omatoes (large)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406" calcext:value-type="float">
            <text:p>406</text:p>
          </table:table-cell>
          <table:table-cell table:formula="of:=SUM([.B26:.D26])" office:value-type="float" office:value="406" calcext:value-type="float">
            <text:p>40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Tomatoes (small)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608" calcext:value-type="float">
            <text:p>608</text:p>
          </table:table-cell>
          <table:table-cell table:style-name="ce22" office:value-type="float" office:value="0" calcext:value-type="float">
            <text:p>0</text:p>
          </table:table-cell>
          <table:table-cell table:formula="of:=SUM([.B27:.D27])" office:value-type="float" office:value="608" calcext:value-type="float">
            <text:p>60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atermelon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102" calcext:value-type="float">
            <text:p>102</text:p>
          </table:table-cell>
          <table:table-cell table:style-name="ce22" office:value-type="float" office:value="0" calcext:value-type="float">
            <text:p>0</text:p>
          </table:table-cell>
          <table:table-cell table:formula="of:=SUM([.B28:.D28])" office:value-type="float" office:value="102" calcext:value-type="float">
            <text:p>10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kra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22" office:value-type="float" office:value="0" calcext:value-type="float">
            <text:p>0</text:p>
          </table:table-cell>
          <table:table-cell table:formula="of:=SUM([.B29:.D29])" office:value-type="float" office:value="76" calcext:value-type="float">
            <text:p>7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Basil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72" calcext:value-type="float">
            <text:p>72</text:p>
          </table:table-cell>
          <table:table-cell table:style-name="ce22" office:value-type="float" office:value="0" calcext:value-type="float">
            <text:p>0</text:p>
          </table:table-cell>
          <table:table-cell table:formula="of:=SUM([.B30:.D30])" office:value-type="float" office:value="72" calcext:value-type="float">
            <text:p>7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ucumbers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48" calcext:value-type="float">
            <text:p>248</text:p>
          </table:table-cell>
          <table:table-cell table:style-name="ce22" office:value-type="float" office:value="0" calcext:value-type="float">
            <text:p>0</text:p>
          </table:table-cell>
          <table:table-cell table:formula="of:=SUM([.B31:.D31])" office:value-type="float" office:value="248" calcext:value-type="float">
            <text:p>24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weet Potatoes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46" calcext:value-type="float">
            <text:p>46</text:p>
          </table:table-cell>
          <table:table-cell table:style-name="ce22" office:value-type="float" office:value="61" calcext:value-type="float">
            <text:p>61</text:p>
          </table:table-cell>
          <table:table-cell table:formula="of:=SUM([.B32:.D32])" office:value-type="float" office:value="107" calcext:value-type="float">
            <text:p>10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Winter Squash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133" calcext:value-type="float">
            <text:p>133</text:p>
          </table:table-cell>
          <table:table-cell table:formula="of:=SUM([.B33:.D33])" office:value-type="float" office:value="133" calcext:value-type="float">
            <text:p>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try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formula="of:=SUM([.E26:.E33])" office:value-type="float" office:value="1752" calcext:value-type="float">
            <text:p>17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m</text:p>
          </table:table-cell>
          <table:table-cell table:style-name="ce14" table:formula="of:=SUM([.B26:.B33])" office:value-type="float" office:value="0" calcext:value-type="float">
            <text:p>0</text:p>
          </table:table-cell>
          <table:table-cell table:style-name="ce14" table:formula="of:=SUM([.C26:.C33])" office:value-type="float" office:value="1152" calcext:value-type="float">
            <text:p>1152</text:p>
          </table:table-cell>
          <table:table-cell table:style-name="ce14" table:formula="of:=SUM([.D26:.D33])" office:value-type="float" office:value="600" calcext:value-type="float">
            <text:p>600</text:p>
          </table:table-cell>
          <table:table-cell table:number-columns-repeated="1020"/>
        </table:table-row>
        <table:table-row table:style-name="ro2">
          <table:table-cell/>
          <table:table-cell table:formula="of:=[.B34]*1820" office:value-type="float" office:value="0" calcext:value-type="float">
            <text:p>0</text:p>
          </table:table-cell>
          <table:table-cell table:formula="of:=[.C34]*1820" office:value-type="float" office:value="1820" calcext:value-type="float">
            <text:p>1820</text:p>
          </table:table-cell>
          <table:table-cell table:formula="of:=[.D34]*1820" office:value-type="float" office:value="1820" calcext:value-type="float">
            <text:p>18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jective: Maximize total profit</text:p>
          </table:table-cell>
          <table:table-cell table:number-columns-repeated="1023"/>
        </table:table-row>
        <table:table-row table:style-name="ro2">
          <table:table-cell table:style-name="ce6" table:formula="of:=SUMPRODUCT([.B26:.D33];[.C6:.E13]) - [.B19]*(SUM([.B26:.B33])/119) - [.B20]*[.B34] - [.C19]*(SUMPRODUCT([.C26:.C33];[.D6:.D13])/400) - [.C20]*[.C34] - [.D20]*[.D34]" office:value-type="currency" office:currency="USD" office:value="54726.675" calcext:value-type="currency">
            <text:p>$54,726.6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Constraints</text:p>
          </table:table-cell>
          <table:table-cell table:style-name="ce1" office:value-type="string" calcext:value-type="string">
            <text:p>LHS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mato (large) limit</text:p>
          </table:table-cell>
          <table:table-cell table:formula="of:=SUM([.B26:.D26])" office:value-type="float" office:value="406" calcext:value-type="float">
            <text:p>406</text:p>
          </table:table-cell>
          <table:table-cell office:value-type="string" calcext:value-type="string">
            <text:p>&lt;=</text:p>
          </table:table-cell>
          <table:table-cell office:value-type="float" office:value="406" calcext:value-type="float">
            <text:p>4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mato (small) limit</text:p>
          </table:table-cell>
          <table:table-cell table:formula="of:=SUM([.B27:.D27])" office:value-type="float" office:value="608" calcext:value-type="float">
            <text:p>608</text:p>
          </table:table-cell>
          <table:table-cell office:value-type="string" calcext:value-type="string">
            <text:p>&lt;=</text:p>
          </table:table-cell>
          <table:table-cell office:value-type="float" office:value="608" calcext:value-type="float">
            <text:p>6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melon limit</text:p>
          </table:table-cell>
          <table:table-cell table:formula="of:=SUM([.B28:.D28])" office:value-type="float" office:value="102" calcext:value-type="float">
            <text:p>102</text:p>
          </table:table-cell>
          <table:table-cell office:value-type="string" calcext:value-type="string">
            <text:p>&lt;=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kra limit</text:p>
          </table:table-cell>
          <table:table-cell table:formula="of:=SUM([.B29:.D29])" office:value-type="float" office:value="76" calcext:value-type="float">
            <text:p>76</text:p>
          </table:table-cell>
          <table:table-cell office:value-type="string" calcext:value-type="string">
            <text:p>&lt;=</text:p>
          </table:table-cell>
          <table:table-cell office:value-type="float" office:value="76" calcext:value-type="float">
            <text:p>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sil limit</text:p>
          </table:table-cell>
          <table:table-cell table:formula="of:=SUM([.B30:.D30])" office:value-type="float" office:value="72" calcext:value-type="float">
            <text:p>72</text:p>
          </table:table-cell>
          <table:table-cell office:value-type="string" calcext:value-type="string">
            <text:p>&lt;=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cumbers limit</text:p>
          </table:table-cell>
          <table:table-cell table:formula="of:=SUM([.B31:.D31])" office:value-type="float" office:value="248" calcext:value-type="float">
            <text:p>248</text:p>
          </table:table-cell>
          <table:table-cell office:value-type="string" calcext:value-type="string">
            <text:p>&lt;=</text:p>
          </table:table-cell>
          <table:table-cell office:value-type="float" office:value="251" calcext:value-type="float">
            <text:p>2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eet Potatoes limit</text:p>
          </table:table-cell>
          <table:table-cell table:formula="of:=SUM([.B32:.D32])" office:value-type="float" office:value="107" calcext:value-type="float">
            <text:p>107</text:p>
          </table:table-cell>
          <table:table-cell office:value-type="string" calcext:value-type="string">
            <text:p>&lt;=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nter Squash limit</text:p>
          </table:table-cell>
          <table:table-cell table:formula="of:=SUM([.B33:.D33])" office:value-type="float" office:value="133" calcext:value-type="float">
            <text:p>133</text:p>
          </table:table-cell>
          <table:table-cell office:value-type="string" calcext:value-type="string">
            <text:p>&lt;=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armers Market limit</text:p>
          </table:table-cell>
          <table:table-cell table:formula="of:=SUM([.D26:.D33])" office:value-type="float" office:value="600" calcext:value-type="float">
            <text:p>600</text:p>
          </table:table-cell>
          <table:table-cell office:value-type="string" calcext:value-type="string">
            <text:p>&lt;=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taurant limit</text:p>
          </table:table-cell>
          <table:table-cell table:formula="of:=SUM([.B26:.B33])/119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SA limit</text:p>
          </table:table-cell>
          <table:table-cell table:formula="of:=SUMPRODUCT([.C26:.C33];[.D6:.D13])/400" office:value-type="float" office:value="90" calcext:value-type="float">
            <text:p>90</text:p>
          </table:table-cell>
          <table:table-cell office:value-type="string" calcext:value-type="string">
            <text:p>&lt;=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3:03:37.708822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6-12-28T13:39:36.990146848</dc:date>
    <meta:editing-duration>P1DT19H42M11S</meta:editing-duration>
    <meta:editing-cycles>14</meta:editing-cycles>
    <meta:generator>LibreOffice/4.2.8.2$Linux_X86_64 LibreOffice_project/420m0$Build-2</meta:generator>
    <meta:document-statistic meta:table-count="3" meta:cell-count="166" meta:object-count="0"/>
  </office:meta>
</office:document-meta>
</file>